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4.1516in"/>
    </style:style>
    <style:style style:name="co5" style:family="table-column">
      <style:table-column-properties fo:break-before="auto" style:column-width="3.3862in"/>
    </style:style>
    <style:style style:name="co7" style:family="table-column">
      <style:table-column-properties fo:break-before="auto" style:column-width="4.0311in"/>
    </style:style>
    <style:style style:name="ro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4764in" fo:break-before="auto" style:use-optimal-row-height="true"/>
    </style:style>
    <style:style style:name="ro5" style:family="table-row">
      <style:table-row-properties style:row-height="0.9327in" fo:break-before="auto" style:use-optimal-row-height="true"/>
    </style:style>
    <style:style style:name="ro6" style:family="table-row">
      <style:table-row-properties style:row-height="1.1917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9" style:family="table-row">
      <style:table-row-properties style:row-height="2.9846in" fo:break-before="auto" style:use-optimal-row-height="true"/>
    </style:style>
    <style:style style:name="ro10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6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8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8" table:default-cell-style-name="ce1"/>
        <table:table-row table:style-name="ro2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2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2" office:value-type="string">
            <text:p>RESOLUTION/NOTES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2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2" office:value-type="string">
            <text:p>Conflicts with data.PLACE usage in clef.dis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9" office:value-type="string">
            <text:p><text:span text:style-name="T1">Added copyof, sameas, and synch </text:span><text:span text:style-name="T1">attribute to att.common.anl in</text:span><text:span text:style-name="T2"> </text:span><text:span text:style-name="T1">19b.1/RNG <text:s/>9/17/09</text:span>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2" office:value-type="string">
            <text:p>Added to 19b.1/RNG <text:s/>10/21/09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2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2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4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4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2" office:value-type="string">
            <text:p>Added to 19b.1/RNG 9/18/09</text:p>
          </table:table-cell>
          <table:table-cell table:number-columns-repeated="1018"/>
        </table:table-row>
        <table:table-row table:style-name="ro4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4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4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2" office:value-type="string">
            <text:p>Added <text:s/>to cmn_Module.rng 03/24/2010</text:p>
          </table:table-cell>
          <table:table-cell table:number-columns-repeated="1018"/>
        </table:table-row>
        <table:table-row table:style-name="ro3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4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2" office:value-type="string">
            <text:p>Added to datatypes.rng 03/24/2010</text:p>
          </table:table-cell>
          <table:table-cell table:number-columns-repeated="1018"/>
        </table:table-row>
        <table:table-row table:style-name="ro4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2"/>
          <table:table-cell table:number-columns-repeated="1018"/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2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5" office:value-type="date" office:date-value="2010-03-04">
            <text:p>2010-03-04</text:p>
          </table:table-cell>
          <table:table-cell table:style-name="ce7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6"/>
          <table:table-cell table:style-name="ce8"/>
          <table:table-cell table:style-name="ce3" table:number-columns-repeated="2"/>
          <table:table-cell table:number-columns-repeated="1018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table:number-columns-repeated="1019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table:number-columns-repeated="1019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att.source on mdiv, section, part, and perhaps staff and layer</text:p>
          </table:table-cell>
          <table:table-cell office:value-type="string">
            <text:p>Need ptr to metadata for encoding of composite materials, such as a collection of songs</text:p>
          </table:table-cell>
          <table:table-cell table:number-columns-repeated="1019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&lt;mods:mods&gt; as replacement/content for &lt;mei:filedesc&gt; and/or &lt;mei:sourcedesc&gt;?</text:p>
          </table:table-cell>
          <table:table-cell office:value-type="string">
            <text:p>Would allow users to employ MODS to describe the MEI file and/or its sources; re-use existing MODS or employ recognized standard</text:p>
          </table:table-cell>
          <table:table-cell table:number-columns-repeated="1019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authorized values</text:p>
          </table:table-cell>
          <table:table-cell table:number-columns-repeated="1019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name date's @reg to @regdate</text:p>
          </table:table-cell>
          <table:table-cell office:value-type="string">
            <text:p>“reg” (“regularized form”) is confusing on names</text:p>
          </table:table-cell>
          <table:table-cell table:number-columns-repeated="1019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 table:number-columns-repeated="1020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V working on this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table:number-columns-repeated="1020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att.link.external on &lt;classcode&gt;</text:p>
          </table:table-cell>
          <table:table-cell table:number-columns-repeated="1020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fix sch:rule for @classcode – preceding not appropriate</text:p>
          </table:table-cell>
          <table:table-cell table:number-columns-repeated="1020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table:number-columns-repeated="1020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table:number-columns-repeated="1020"/>
        </table:table-row>
        <table:table-row table:style-name="ro9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table:number-columns-repeated="1020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Roland</text:p>
          </table:table-cell>
          <table:table-cell table:style-name="ce5" office:value-type="date" office:date-value="2010-10-05">
            <text:p>2010-10-05</text:p>
          </table:table-cell>
          <table:table-cell office:value-type="string">
            <text:p>remove reference to musicchar.ent in musicxml2mei.xsl</text:p>
          </table:table-cell>
          <table:table-cell office:value-type="string">
            <text:p>Not currently used for transformation; when this .ent file isn't available, it causes the transformation to fail</text:p>
          </table:table-cell>
          <table:table-cell table:number-columns-repeated="1019"/>
        </table:table-row>
        <table:table-row table:style-name="ro10" table:number-rows-repeated="3">
          <table:table-cell table:number-columns-repeated="2"/>
          <table:table-cell table:style-name="ce5"/>
          <table:table-cell table:number-columns-repeated="1021"/>
        </table:table-row>
        <table:table-row table:style-name="ro10" table:number-rows-repeated="6549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10/06/2010</text:date>, <text:time>10:4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0-10-06T10:46:38.41</dc:date>
    <meta:editing-duration>PT12H30M11S</meta:editing-duration>
    <meta:editing-cycles>42</meta:editing-cycles>
    <meta:generator>OpenOffice.org/3.2$Win32 OpenOffice.org_project/320m12$Build-9483</meta:generator>
    <dc:creator>Perry Roland</dc:creator>
    <meta:document-statistic meta:table-count="3" meta:cell-count="203" meta:object-count="0"/>
  </office:meta>
</office:document-meta>
</file>